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text-properties officeooo:rsid="00498ab0" officeooo:paragraph-rsid="00498ab0"/>
    </style:style>
    <style:style style:name="P2" style:family="paragraph" style:parent-style-name="Text_20_body">
      <style:text-properties officeooo:rsid="00498ab0" officeooo:paragraph-rsid="004bed0c"/>
    </style:style>
    <style:style style:name="P3" style:family="paragraph" style:parent-style-name="Text_20_body">
      <style:text-properties officeooo:paragraph-rsid="006b5892"/>
    </style:style>
    <style:style style:name="P4" style:family="paragraph" style:parent-style-name="Text_20_body">
      <style:text-properties officeooo:paragraph-rsid="0081b221"/>
    </style:style>
    <style:style style:name="P5" style:family="paragraph" style:parent-style-name="Text_20_body">
      <style:text-properties officeooo:paragraph-rsid="0086c421"/>
    </style:style>
    <style:style style:name="P6" style:family="paragraph" style:parent-style-name="Text_20_body">
      <style:text-properties officeooo:paragraph-rsid="0089ddf7"/>
    </style:style>
    <style:style style:name="P7" style:family="paragraph" style:parent-style-name="Text_20_body">
      <style:text-properties officeooo:rsid="008e749f" officeooo:paragraph-rsid="008e749f"/>
    </style:style>
    <style:style style:name="P8" style:family="paragraph" style:parent-style-name="Text_20_body">
      <style:text-properties officeooo:rsid="008e749f" officeooo:paragraph-rsid="0092b90c"/>
    </style:style>
    <style:style style:name="P9" style:family="paragraph" style:parent-style-name="Text_20_body">
      <style:text-properties officeooo:rsid="00948b50" officeooo:paragraph-rsid="00948b50"/>
    </style:style>
    <style:style style:name="P10" style:family="paragraph" style:parent-style-name="Text_20_body">
      <style:text-properties officeooo:rsid="009d460e" officeooo:paragraph-rsid="009d460e"/>
    </style:style>
    <style:style style:name="P11" style:family="paragraph" style:parent-style-name="Text_20_body">
      <style:text-properties officeooo:rsid="009fc198" officeooo:paragraph-rsid="009fc198"/>
    </style:style>
    <style:style style:name="P12" style:family="paragraph" style:parent-style-name="Text_20_body">
      <style:text-properties officeooo:rsid="00a191e0" officeooo:paragraph-rsid="00a191e0"/>
    </style:style>
    <style:style style:name="P13" style:family="paragraph" style:parent-style-name="Text_20_body">
      <style:text-properties officeooo:rsid="00a3d8aa" officeooo:paragraph-rsid="00a3d8aa"/>
    </style:style>
    <style:style style:name="P14" style:family="paragraph" style:parent-style-name="Text_20_body">
      <style:text-properties officeooo:rsid="00a8743a" officeooo:paragraph-rsid="00a8743a"/>
    </style:style>
    <style:style style:name="P15" style:family="paragraph" style:parent-style-name="Text_20_body">
      <style:paragraph-properties fo:margin-top="0cm" fo:margin-bottom="0.499cm" loext:contextual-spacing="false"/>
      <style:text-properties officeooo:paragraph-rsid="0073c71e"/>
    </style:style>
    <style:style style:name="P16" style:family="paragraph" style:parent-style-name="Heading_20_1">
      <style:text-properties officeooo:paragraph-rsid="007c97f6"/>
    </style:style>
    <style:style style:name="P17" style:family="paragraph" style:parent-style-name="Heading_20_1">
      <style:text-properties officeooo:rsid="0092b90c" officeooo:paragraph-rsid="0092b90c"/>
    </style:style>
    <style:style style:name="P18" style:family="paragraph" style:parent-style-name="Heading_20_1">
      <style:text-properties officeooo:paragraph-rsid="00b91892"/>
    </style:style>
    <style:style style:name="P19"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fo:font-size="12pt" officeooo:paragraph-rsid="004883dc" style:font-name-asian="Times New Roman2" style:font-size-asian="12pt" style:font-size-complex="12pt"/>
    </style:style>
    <style:style style:name="P20" style:family="paragraph" style:parent-style-name="Text_20_body">
      <style:text-properties officeooo:paragraph-rsid="00ad1bae"/>
    </style:style>
    <style:style style:name="P21" style:family="paragraph" style:parent-style-name="Text_20_body">
      <style:text-properties officeooo:paragraph-rsid="00b91892"/>
    </style:style>
    <style:style style:name="P22" style:family="paragraph" style:parent-style-name="Text_20_body">
      <style:text-properties officeooo:paragraph-rsid="00c05562"/>
    </style:style>
    <style:style style:name="T1" style:family="text">
      <style:text-properties fo:color="#4a442a" style:font-name="Times New Roman1" fo:font-size="14pt" officeooo:rsid="00227dc2" style:font-name-asian="Times New Roman2" style:font-size-asian="14pt" style:language-asian="ru" style:country-asian="RU" style:font-name-complex="Times New Roman2" style:font-size-complex="14pt"/>
    </style:style>
    <style:style style:name="T2" style:family="text">
      <style:text-properties fo:color="#4a442a" style:font-name="Times New Roman1" fo:font-size="14pt" officeooo:rsid="0037c01c" style:font-name-asian="Times New Roman2" style:font-size-asian="14pt" style:language-asian="ru" style:country-asian="RU" style:font-name-complex="Times New Roman2" style:font-size-complex="14pt"/>
    </style:style>
    <style:style style:name="T3" style:family="text">
      <style:text-properties fo:color="#4a442a" style:font-name="Times New Roman1" fo:font-size="14pt" officeooo:rsid="00399245" style:font-name-asian="Times New Roman2" style:font-size-asian="14pt" style:language-asian="ru" style:country-asian="RU" style:font-name-complex="Times New Roman2" style:font-size-complex="14pt"/>
    </style:style>
    <style:style style:name="T4" style:family="text">
      <style:text-properties fo:color="#4a442a" style:font-name="Times New Roman1" fo:font-size="14pt" officeooo:rsid="003b16dc" style:font-name-asian="Times New Roman2" style:font-size-asian="14pt" style:language-asian="ru" style:country-asian="RU" style:font-name-complex="Times New Roman2" style:font-size-complex="14pt"/>
    </style:style>
    <style:style style:name="T5" style:family="text">
      <style:text-properties fo:color="#4a442a" style:font-name="Times New Roman1" fo:font-size="14pt" officeooo:rsid="0072f3a3" style:font-name-asian="Arial" style:font-size-asian="12.25pt" style:language-asian="ru" style:country-asian="RU" style:font-name-complex="Times New Roman2" style:font-size-complex="14pt"/>
    </style:style>
    <style:style style:name="T6" style:family="text">
      <style:text-properties fo:font-size="14pt" officeooo:rsid="0037c01c" style:font-size-asian="14pt" style:font-size-complex="14pt"/>
    </style:style>
    <style:style style:name="T7" style:family="text">
      <style:text-properties officeooo:rsid="003b16dc"/>
    </style:style>
    <style:style style:name="T8" style:family="text">
      <style:text-properties officeooo:rsid="003eaf3c"/>
    </style:style>
    <style:style style:name="T9" style:family="text">
      <style:text-properties officeooo:rsid="004a2b52"/>
    </style:style>
    <style:style style:name="T10" style:family="text">
      <style:text-properties officeooo:rsid="004bed0c"/>
    </style:style>
    <style:style style:name="T11" style:family="text">
      <style:text-properties officeooo:rsid="005083d7"/>
    </style:style>
    <style:style style:name="T12" style:family="text">
      <style:text-properties officeooo:rsid="0050f145"/>
    </style:style>
    <style:style style:name="T13" style:family="text">
      <style:text-properties officeooo:rsid="0051877a"/>
    </style:style>
    <style:style style:name="T14" style:family="text">
      <style:text-properties officeooo:rsid="0054257c"/>
    </style:style>
    <style:style style:name="T15" style:family="text">
      <style:text-properties officeooo:rsid="005b01ae"/>
    </style:style>
    <style:style style:name="T16" style:family="text">
      <style:text-properties officeooo:rsid="0065bab4"/>
    </style:style>
    <style:style style:name="T17" style:family="text">
      <style:text-properties officeooo:rsid="006b5892"/>
    </style:style>
    <style:style style:name="T18" style:family="text">
      <style:text-properties officeooo:rsid="0072f3a3"/>
    </style:style>
    <style:style style:name="T19" style:family="text">
      <style:text-properties officeooo:rsid="00737b40"/>
    </style:style>
    <style:style style:name="T20" style:family="text">
      <style:text-properties officeooo:rsid="008343ac"/>
    </style:style>
    <style:style style:name="T21" style:family="text">
      <style:text-properties officeooo:rsid="008958dc"/>
    </style:style>
    <style:style style:name="T22" style:family="text">
      <style:text-properties officeooo:rsid="0089ddf7"/>
    </style:style>
    <style:style style:name="T23" style:family="text">
      <style:text-properties officeooo:rsid="0095560f"/>
    </style:style>
    <style:style style:name="T24" style:family="text">
      <style:text-properties officeooo:rsid="009d460e"/>
    </style:style>
    <style:style style:name="T25" style:family="text">
      <style:text-properties officeooo:rsid="009dea78"/>
    </style:style>
    <style:style style:name="T26" style:family="text">
      <style:text-properties officeooo:rsid="009fc198"/>
    </style:style>
    <style:style style:name="T27" style:family="text">
      <style:text-properties officeooo:rsid="00a191e0"/>
    </style:style>
    <style:style style:name="T28" style:family="text">
      <style:text-properties officeooo:rsid="00a1e29f"/>
    </style:style>
    <style:style style:name="T29" style:family="text">
      <style:text-properties officeooo:rsid="00a35fd5"/>
    </style:style>
    <style:style style:name="T30" style:family="text">
      <style:text-properties officeooo:rsid="00a699de"/>
    </style:style>
    <style:style style:name="T31" style:family="text">
      <style:text-properties officeooo:rsid="00aa8c3f"/>
    </style:style>
    <style:style style:name="T32" style:family="text">
      <style:text-properties officeooo:rsid="00ad1bae"/>
    </style:style>
    <style:style style:name="T33" style:family="text">
      <style:text-properties officeooo:rsid="00af793e"/>
    </style:style>
    <style:style style:name="T34" style:family="text">
      <style:text-properties style:font-name="Times New Roman1"/>
    </style:style>
    <style:style style:name="T35" style:family="text">
      <style:text-properties style:font-name="Times New Roman1" fo:font-size="14pt" style:font-size-asian="14pt" style:font-size-complex="14pt"/>
    </style:style>
    <style:style style:name="T36" style:family="text">
      <style:text-properties style:font-name="Times New Roman1" fo:font-size="14pt" officeooo:rsid="00b6727d" style:font-size-asian="14pt" style:font-size-complex="14pt"/>
    </style:style>
    <style:style style:name="T37" style:family="text">
      <style:text-properties style:font-name="Times New Roman1" fo:font-size="14pt" officeooo:rsid="00b8b4e3" style:font-size-asian="14pt" style:font-size-complex="14pt"/>
    </style:style>
    <style:style style:name="T38" style:family="text">
      <style:text-properties style:font-name="Times New Roman1" officeooo:rsid="00b8b4e3"/>
    </style:style>
    <style:style style:name="T39" style:family="text">
      <style:text-properties style:font-name="Times New Roman1" fo:font-size="18pt" style:font-size-asian="18pt" style:font-size-complex="18pt"/>
    </style:style>
    <style:style style:name="T40" style:family="text">
      <style:text-properties officeooo:rsid="00bd2731"/>
    </style:style>
    <style:style style:name="T41" style:family="text">
      <style:text-properties officeooo:rsid="00c05562"/>
    </style:style>
    <style:style style:name="T42" style:family="text">
      <style:text-properties officeooo:rsid="00c34965"/>
    </style:style>
    <style:style style:name="T43" style:family="text">
      <style:text-properties officeooo:rsid="00d2c4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Реферат</text:h>
      <text:p text:style-name="Text_20_body">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Text_20_body"><text:span text:style-name="T6">Курсовая работа посвящена разработке интерактивного помощника для осуществления розничных покупок. </text:span><text:span text:style-name="T1">Рассмотрены </text:span><text:span text:style-name="T2">существующие </text:span><text:span text:style-name="T3">платформы <text:s/>для реализации чат-ботов</text:span><text:span text:style-name="T1">, </text:span><text:span text:style-name="T4">принципы работы и реализованные аналоги в разных сферах. </text:span>Разработан<text:span text:style-name="T7">а</text:span> <text:span text:style-name="T7">система, позволяющая вести список покупок, отслеживать их стоимость и делать рекомендации на основе истории покупок пользователя и его текущей корзины товаров. Проведено тестирование системы на основе базовых запросов.</text:span> Согласно полученным результатам, разработанн<text:span text:style-name="T7">ая</text:span> <text:span text:style-name="T7">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text:span><text:span text:style-name="T8">Система не уступает в работе по сравнению с существующими аналогами, а также имеет свою уникальную функциональность.</text:span></text:p>
      <text:h text:style-name="P16" text:outline-level="1">Введение</text:h>
      <text:p text:style-name="P1">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text:soft-page-break/>самой популярной операционной системы (ОС) Windows, что делает использование этого приложения несколько зависимым от устройства. </text:p>
      <text:p text:style-name="P2">В последние года <text:span text:style-name="T9">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10">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13">ТВ</text:span><text:span text:style-name="T10"> приставок и т.д.. Тем самым почти любой пользователей имеет возможность </text:span><text:span text:style-name="T11">взаимодействовать</text:span><text:span text:style-name="T10"> с умным ассистентом в практически любых условиях: будь то на улице по телефону, на работе за компьютером или дома за </text:span><text:span text:style-name="T12">ТВ</text:span><text:span text:style-name="T10">.</text:span></text:p>
      <text:p text:style-name="P2"><text:span text:style-name="T10">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14">одили функционал заложенные в зарубежные колонки. </text:span><text:span text:style-name="T15">Спустя некотор</text:span><text:span text:style-name="T16">о</text:span><text:span text:style-name="T15">е время появился также API <text:s/>и стали реализоваться продукты</text:span></text:p>
      <text:list xml:id="list2725847582" text:style-name="WWNum6">
        <text:list-item>
          <text:list>
            <text:list-item>
              <text:p text:style-name="P19">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18" text:outline-level="1"><text:soft-page-break/>Flask</text:h>
      <text:p text:style-name="P21">Для написания серверной части навыка для Алисы был выбран микрофреймворк Flask. <text:span text:style-name="T35">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36">Что отлично подходит в нашем случае, так как нам необходим лишь функционал по работе с POST-запросами. </text:span></text:p>
      <text:h text:style-name="Heading_20_1" text:outline-level="1">База данных</text:h>
      <text:p text:style-name="P22"><text:span text:style-name="T40">Наша система имеет структурированные данные, поэтому была выбрана реляционная база данных. </text:span><text:span text:style-name="T41">Общение с базой данных происходило с помощью сторонней библиотеки для Python </text:span>psycopg — самый популярный адаптер базы данных PostgreSQL для языка программирования Python. </text:p>
      <text:p text:style-name="P3"><text:span text:style-name="T17">Для хранения информации о каждом </text:span><text:span text:style-name="T18">из</text:span><text:span text:style-name="T17"> пользователе</text:span><text:span text:style-name="T18">й</text:span><text:span text:style-name="T17"> была использована </text:span><text:span text:style-name="T18">реляционная </text:span><text:span text:style-name="T17">база данных, </text:span><text:span text:style-name="T18">так как наши данные имеют четко выраженную структуру. </text:span>В качестве базы данных выбрана <text:span text:style-name="T19">бесплатная</text:span> PostgreSQL, но рассматриваемые приемы применимы практически ко всем базам данных, <text:span text:style-name="T5">в которых используется SQL формат запросов. </text:span></text:p>
      <text:p text:style-name="Text_20_body">База данных позвол<text:span text:style-name="T19">ит хранить большое количество данных о каждом пользователе, также она позволит выполнять запросы</text:span> на <text:span text:style-name="T19">большой </text:span>скорости, что и позволяет с минимальными затратами по времени извлечь необходимую на данный момент информацию.</text:p>
      <text:h text:style-name="Heading_20_1" text:outline-level="1">Яндекс диалоги</text:h>
      <text:p text:style-name="P4">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text:soft-page-break/>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5">Метод запроса POST предназначен для запроса, при котором <text:span text:style-name="T20">веб-сервер</text:span> принимает данные, заключённые в тело сообщения, для хранения. <text:span text:style-name="T20">По сути своей мы обрабатываем json-объект с набором различных свойств. </text:span></text:p>
      <text:p text:style-name="P6"><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22">То есть во время использования навыка у пользователя нет возможности получить доступ ко всему 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7">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text:soft-page-break/>помощью их парсинга, что является относительно тяжеловесной задачей для такого простого функционала.</text:p>
      <text:p text:style-name="P8">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21">запросы</text:span> Диалогов. </text:p>
      <text:h text:style-name="P17" text:outline-level="1">Рекомендательные системы</text:h>
      <text:p text:style-name="P9">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23">Один из вариантов реализации рекомендаций является </text:span><text:span text:style-name="T24">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10">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25">изацией может быть ручной ввод пользователей срока годности </text:span><text:span text:style-name="T26">и последующим сохранении этой информации в базе данных. </text:span></text:p>
      <text:p text:style-name="P11">По истечению срока годности, когда пользователей в следующий раз обратится к навыку, система напомнит о возможной необходимости приобрести <text:soft-page-break/>этот товар, если он ещё ранее не был добавлен в корзину. При отрицательном 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этот товар и он не будет предложен в дальнейшем, пока пользователь <text:span text:style-name="T27">не снова не добавит срок годности данному товару.</text:span></text:p>
      <text:p text:style-name="P12">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12">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28">По окончанию работы алгоритма система выдает те продукты, которые не были добавлены в корзину, но имеются в пересечении. </text:span><text:span text:style-name="T29">Таким образом, была решена данная задача. </text:span></text:p>
      <text:p text:style-name="P13">Другим вариантом рекомендации может быть рекомендация покупки товаров из той же категории (овощи, фрукты и т.д.). <text:span text:style-name="T30">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30">приложения.</text:span></text:p>
      <text:h text:style-name="Heading_20_1" text:outline-level="1">Правило 3 секунд</text:h>
      <text:p text:style-name="P14">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операции были вынесены за пределы обработки запроса, то есть пользователю <text:soft-page-break/>либо посылаются промежуточные результаты, либо уточняющие вопросы, что позволяет увеличить количество времени для расчетов и полностью подготовить ответу пользователю.</text:p>
      <text:h text:style-name="Heading_20_1" text:outline-level="1">Ngrok</text:h>
      <text:p text:style-name="P20"><text:span text:style-name="T31">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31">его</text:span> создавать туннели на локальный компьютер пользователя. Иными словами, резервируется публичный адрес, все обращения по которому <text:span text:style-name="T31">переходят </text:span>на локальный порт.</text:p>
      <text:p text:style-name="P20"><text:span text:style-name="T32">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33">Утилита </text:span>ngrok созда<text:span text:style-name="T33">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Heading_20_1" text:outline-level="1"><text:span text:style-name="T38">Я</text:span><text:span text:style-name="T34">ндекс.Функции</text:span></text:h>
      <text:p text:style-name="Text_20_body">Сервис позволяет запускать ваш код <text:span text:style-name="T43">в </text:span>виде функции в безопасном, отказоустойчивом и автоматически масштабируемом окружении без создания и обслуживания виртуальных машин.</text:p>
      <text:p text:style-name="Text_20_body"><text:soft-page-break/><text:span text:style-name="T39"/></text:p>
      <text:p text:style-name="P6"/>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1"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2"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4T15:52:51.783233973</dc:date>
    <meta:editing-duration>PT7H41M13S</meta:editing-duration>
    <meta:editing-cycles>109</meta:editing-cycles>
    <meta:document-statistic meta:table-count="0" meta:image-count="0" meta:object-count="0" meta:page-count="8" meta:paragraph-count="34" meta:word-count="1631" meta:character-count="12602" meta:non-whitespace-character-count="10985"/>
  </office:meta>
</office:document-meta>
</file>